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objectwithoutfill">
      <style:graphic-properties draw:marker-start="Circle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14" style:family="graphic" style:parent-style-name="塗と線のないオブジェクト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96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1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cm" svg:y1="17.5cm" svg:x2="3.5cm" svg:y2="2.5cm">
          <text:p/>
        </draw:line>
        <draw:line draw:style-name="gr1" draw:text-style-name="P1" draw:layer="layout" svg:x1="1.5cm" svg:y1="16cm" svg:x2="26cm" svg:y2="16cm">
          <text:p/>
        </draw:line>
        <draw:g>
          <draw:circle draw:style-name="gr2" draw:text-style-name="P1" draw:layer="layout" svg:width="9.5cm" svg:height="9.5cm" svg:x="12.5cm" svg:y="3cm">
            <text:p/>
          </draw:circle>
          <draw:circle draw:style-name="gr3" draw:text-style-name="P1" draw:layer="layout" svg:width="0.25cm" svg:height="0.25cm" svg:x="17.125cm" svg:y="7.625cm">
            <text:p/>
          </draw:circle>
        </draw:g>
        <draw:line draw:style-name="gr4" draw:text-style-name="P1" draw:layer="layout" svg:x1="9.5cm" svg:y1="11.5cm" svg:x2="21cm" svg:y2="1cm">
          <text:p/>
        </draw:line>
        <draw:line draw:style-name="gr5" draw:text-style-name="P1" draw:layer="layout" svg:x1="21.959cm" svg:y1="12.944cm" svg:x2="11.501cm" svg:y2="1.406cm">
          <text:p/>
        </draw:line>
        <draw:polyline draw:style-name="gr6" draw:text-style-name="P1" draw:layer="layout" svg:width="0.999cm" svg:height="0.499cm" svg:x="15.2cm" svg:y="4.9cm" svg:viewBox="0 0 1000 500" draw:points="0,500 500,0 1000,500">
          <text:p/>
        </draw:polyline>
        <draw:line draw:style-name="gr6" draw:text-style-name="P1" draw:layer="layout" svg:x1="17.3cm" svg:y1="7.8cm" svg:x2="12.5cm" svg:y2="8.5cm">
          <text:p/>
        </draw:line>
        <draw:frame draw:style-name="gr7" draw:layer="layout" svg:width="1.806cm" svg:height="0.963cm" svg:x="9cm" svg:y="12cm">
          <draw:text-box>
            <text:p>(a,b)</text:p>
          </draw:text-box>
        </draw:frame>
        <draw:frame draw:style-name="gr8" draw:layer="layout" svg:width="1.772cm" svg:height="0.963cm" svg:x="17.694cm" svg:y="7cm">
          <draw:text-box>
            <text:p>(c,d)</text:p>
          </draw:text-box>
        </draw:frame>
        <draw:frame draw:style-name="gr9" draw:layer="layout" svg:width="0.714cm" svg:height="0.963cm" svg:x="18.5cm" svg:y="9.458cm">
          <draw:text-box>
            <text:p>r</text:p>
          </draw:text-box>
        </draw:frame>
        <draw:frame draw:style-name="gr10" draw:layer="layout" svg:width="1.171cm" svg:height="0.963cm" svg:x="10cm" svg:y="9.5cm">
          <draw:text-box>
            <text:p>v1</text:p>
          </draw:text-box>
        </draw:frame>
        <draw:frame draw:style-name="gr10" draw:layer="layout" svg:width="1.171cm" svg:height="0.963cm" svg:x="13cm" svg:y="2.5cm">
          <draw:text-box>
            <text:p>v2</text:p>
          </draw:text-box>
        </draw:frame>
        <draw:frame draw:style-name="gr9" draw:layer="layout" svg:width="0.714cm" svg:height="0.963cm" svg:x="14.786cm" svg:y="8.037cm">
          <draw:text-box>
            <text:p>r</text:p>
          </draw:text-box>
        </draw:frame>
        <draw:frame draw:style-name="gr11" draw:layer="layout" svg:width="0.82cm" svg:height="0.963cm" svg:x="16.68cm" svg:y="5.537cm">
          <draw:text-box>
            <text:p>s</text:p>
          </draw:text-box>
        </draw:frame>
        <draw:path draw:style-name="gr6" draw:text-style-name="P1" draw:layer="layout" svg:width="5.999cm" svg:height="4.999cm" svg:x="9cm" svg:y="6cm" svg:viewBox="0 0 6000 5000" svg:d="M0 5000c1500-4500 6000-5000 6000-5000">
          <text:p/>
        </draw:path>
        <draw:frame draw:style-name="gr12" draw:layer="layout" svg:width="0.68cm" svg:height="0.963cm" svg:x="9.429cm" svg:y="7.456cm">
          <draw:text-box>
            <text:p>t</text:p>
          </draw:text-box>
        </draw:frame>
        <draw:path draw:style-name="gr6" draw:text-style-name="P1" draw:layer="layout" svg:width="1.499cm" svg:height="1.499cm" svg:x="16cm" svg:y="6cm" svg:viewBox="0 0 1500 1500" svg:d="M0 0c1500 0 1500 1500 1500 1500">
          <text:p/>
        </draw:path>
        <draw:path draw:style-name="gr6" draw:text-style-name="P1" draw:layer="layout" svg:width="2.999cm" svg:height="2.499cm" svg:x="10cm" svg:y="9cm" svg:viewBox="0 0 3000 2500" svg:d="M3000 0c-500 2000-3000 2500-3000 2500">
          <text:p/>
        </draw:path>
        <draw:frame draw:style-name="gr13" draw:layer="layout" svg:width="0.815cm" svg:height="0.963cm" svg:x="11.82cm" svg:y="11cm">
          <draw:text-box>
            <text:p>x</text:p>
          </draw:text-box>
        </draw:frame>
        <draw:frame draw:style-name="gr14" draw:text-style-name="P1" draw:layer="layout" svg:width="9.994cm" svg:height="13.697cm" svg:x="0.696cm" svg:y="7.30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5" draw:layer="layout" svg:width="6.996cm" svg:height="0.963cm" svg:x="0.504cm" svg:y="0.537cm">
          <draw:text-box>
            <text:p>円柱と、視線の交差判定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3.5cm" svg:y1="17.5cm" svg:x2="3.5cm" svg:y2="2.5cm">
          <text:p/>
        </draw:line>
        <draw:line draw:style-name="gr1" draw:text-style-name="P1" draw:layer="layout" svg:x1="1.5cm" svg:y1="16cm" svg:x2="26cm" svg:y2="16cm">
          <text:p/>
        </draw:line>
        <draw:ellipse draw:style-name="gr2" draw:text-style-name="P1" draw:layer="layout" svg:width="17cm" svg:height="16.5cm" svg:x="8.7cm" svg:y="-0.6cm">
          <text:p/>
        </draw:ellipse>
        <draw:circle draw:style-name="gr3" draw:text-style-name="P1" draw:layer="layout" svg:width="0.25cm" svg:height="0.25cm" svg:x="17.125cm" svg:y="7.625cm">
          <text:p/>
        </draw:circle>
        <draw:line draw:style-name="gr4" draw:text-style-name="P1" draw:layer="layout" svg:x1="11cm" svg:y1="10.13cm" svg:x2="22.095cm" svg:y2="0cm">
          <text:p/>
        </draw:line>
        <draw:line draw:style-name="gr5" draw:text-style-name="P1" draw:layer="layout" svg:x1="21.959cm" svg:y1="12.944cm" svg:x2="11.501cm" svg:y2="1.406cm">
          <text:p/>
        </draw:line>
        <draw:polyline draw:style-name="gr6" draw:text-style-name="P1" draw:layer="layout" svg:width="0.999cm" svg:height="0.499cm" svg:x="15.2cm" svg:y="4.9cm" svg:viewBox="0 0 1000 500" draw:points="0,500 500,0 1000,500">
          <text:p/>
        </draw:polyline>
        <draw:line draw:style-name="gr6" draw:text-style-name="P1" draw:layer="layout" svg:x1="17.3cm" svg:y1="7.8cm" svg:x2="21.5cm" svg:y2="0.5cm">
          <text:p/>
        </draw:line>
        <draw:frame draw:style-name="gr7" draw:text-style-name="P2" draw:layer="layout" svg:width="1.806cm" svg:height="0.963cm" svg:x="11.694cm" svg:y="10cm">
          <draw:text-box>
            <text:p><text:span text:style-name="T1">(a,b)</text:span></text:p>
          </draw:text-box>
        </draw:frame>
        <draw:frame draw:style-name="gr8" draw:text-style-name="P2" draw:layer="layout" svg:width="1.772cm" svg:height="0.963cm" svg:x="17.694cm" svg:y="7cm">
          <draw:text-box>
            <text:p><text:span text:style-name="T1">(c,d)</text:span></text:p>
          </draw:text-box>
        </draw:frame>
        <draw:frame draw:style-name="gr9" draw:text-style-name="P2" draw:layer="layout" svg:width="0.714cm" svg:height="0.963cm" svg:x="18.5cm" svg:y="9.458cm">
          <draw:text-box>
            <text:p><text:span text:style-name="T1">r</text:span></text:p>
          </draw:text-box>
        </draw:frame>
        <draw:frame draw:style-name="gr10" draw:text-style-name="P2" draw:layer="layout" svg:width="1.171cm" svg:height="0.963cm" svg:x="10cm" svg:y="9.5cm">
          <draw:text-box>
            <text:p><text:span text:style-name="T1">v1</text:span></text:p>
          </draw:text-box>
        </draw:frame>
        <draw:frame draw:style-name="gr10" draw:text-style-name="P2" draw:layer="layout" svg:width="1.171cm" svg:height="0.963cm" svg:x="13cm" svg:y="2.5cm">
          <draw:text-box>
            <text:p><text:span text:style-name="T1">v2</text:span></text:p>
          </draw:text-box>
        </draw:frame>
        <draw:frame draw:style-name="gr9" draw:text-style-name="P2" draw:layer="layout" svg:width="0.714cm" svg:height="0.963cm" svg:x="19.286cm" svg:y="4.037cm">
          <draw:text-box>
            <text:p><text:span text:style-name="T1">r</text:span></text:p>
          </draw:text-box>
        </draw:frame>
        <draw:frame draw:style-name="gr11" draw:text-style-name="P2" draw:layer="layout" svg:width="0.82cm" svg:height="0.963cm" svg:x="16.68cm" svg:y="5.537cm">
          <draw:text-box>
            <text:p><text:span text:style-name="T1">s</text:span></text:p>
          </draw:text-box>
        </draw:frame>
        <draw:path draw:style-name="gr6" draw:text-style-name="P1" draw:layer="layout" svg:width="3.999cm" svg:height="3.499cm" svg:x="11cm" svg:y="6cm" svg:viewBox="0 0 4000 3500" svg:d="M0 3500c1000-3150 4000-3500 4000-3500">
          <text:p/>
        </draw:path>
        <draw:frame draw:style-name="gr12" draw:text-style-name="P2" draw:layer="layout" svg:width="0.68cm" svg:height="0.963cm" svg:x="11.5cm" svg:y="6.5cm">
          <draw:text-box>
            <text:p><text:span text:style-name="T1">t</text:span></text:p>
          </draw:text-box>
        </draw:frame>
        <draw:path draw:style-name="gr6" draw:text-style-name="P1" draw:layer="layout" svg:width="1.499cm" svg:height="1.499cm" svg:x="16cm" svg:y="6cm" svg:viewBox="0 0 1500 1500" svg:d="M0 0c1500 0 1500 1500 1500 1500">
          <text:p/>
        </draw:path>
        <draw:path draw:style-name="gr6" draw:text-style-name="P1" draw:layer="layout" svg:width="10.499cm" svg:height="8.999cm" svg:x="11cm" svg:y="0.5cm" svg:viewBox="0 0 10500 9000" svg:d="M0 9000c1750-7200 10500-9000 10500-9000">
          <text:p/>
        </draw:path>
        <draw:frame draw:style-name="gr13" draw:text-style-name="P2" draw:layer="layout" svg:width="0.815cm" svg:height="0.963cm" svg:x="15.685cm" svg:y="1.5cm">
          <draw:text-box>
            <text:p><text:span text:style-name="T1">x</text:span></text:p>
          </draw:text-box>
        </draw:frame>
        <draw:frame draw:style-name="gr14" draw:text-style-name="P1" draw:layer="layout" svg:width="10.728cm" svg:height="13.593cm" svg:x="0.506cm" svg:y="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path draw:style-name="gr6" draw:text-style-name="P1" draw:layer="layout" svg:width="5.999cm" svg:height="4.999cm" svg:x="15.5cm" svg:y="0.5cm" svg:viewBox="0 0 6000 5000" svg:d="M0 5000c1500-4500 6000-5000 6000-5000">
          <text:p/>
        </draw:path>
        <draw:frame draw:style-name="gr17" draw:text-style-name="P2" draw:layer="layout" svg:width="0.811cm" svg:height="0.963cm" svg:x="17.185cm" svg:y="2.5cm">
          <draw:text-box>
            <text:p><text:span text:style-name="T1">y</text:span></text:p>
          </draw:text-box>
        </draw:frame>
        <draw:frame draw:style-name="gr18" draw:layer="layout" svg:width="8.871cm" svg:height="0.963cm" svg:x="0.504cm" svg:y="0.538cm">
          <draw:text-box>
            <text:p>円形の外壁と、視線の交差判定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40M52S</meta:editing-duration>
    <meta:editing-cycles>9</meta:editing-cycles>
    <meta:generator>OpenOffice/4.1.5$Win32 OpenOffice.org_project/415m1$Build-9789</meta:generator>
    <dc:date>2018-10-05T01:37:07.66</dc:date>
    <dc:creator>T A</dc:creator>
    <meta:document-statistic meta:object-count="7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p>
                <mi>r</mi>
                <mrow>
                  <mn>2</mn>
                </mrow>
              </msup>
              <mo stretchy="false">=</mo>
              <mrow>
                <msup>
                  <mi>s</mi>
                  <mrow>
                    <mn>2</mn>
                  </mrow>
                </msup>
                <mo stretchy="false">+</mo>
                <msup>
                  <mrow>
                    <mo stretchy="false">(</mo>
                    <mrow>
                      <mrow>
                        <mi>t</mi>
                        <mo stretchy="false">−</mo>
                        <mi>x</mi>
                      </mrow>
                    </mrow>
                    <mo stretchy="false">)</mo>
                  </mrow>
                  <mrow>
                    <mn>2</mn>
                  </mrow>
                </msup>
              </mrow>
            </mrow>
          </mrow>
        </mtd>
      </mtr>
      <mtr>
        <mtd>
          <mrow>
            <mrow>
              <mrow>
                <mi>t</mi>
                <mo stretchy="false">−</mo>
                <mi>x</mi>
              </mrow>
              <mo stretchy="false">=</mo>
              <msqrt>
                <mrow>
                  <mrow>
                    <msup>
                      <mi>r</mi>
                      <mrow>
                        <mn>2</mn>
                      </mrow>
                    </msup>
                    <mo stretchy="false">−</mo>
                    <msup>
                      <mi>s</mi>
                      <mrow>
                        <mn>2</mn>
                      </mrow>
                    </msup>
                  </mrow>
                </mrow>
              </msqrt>
            </mrow>
          </mrow>
        </mtd>
      </mtr>
      <mtr>
        <mtd>
          <mrow>
            <mrow>
              <mi mathvariant="italic">ただし</mi>
              <mi>、</mi>
              <mrow>
                <mrow>
                  <mo stretchy="false">∣</mo>
                  <mrow>
                    <mi>s</mi>
                  </mrow>
                  <mo stretchy="false">∣</mo>
                </mrow>
                <mo stretchy="false">&gt;</mo>
                <mi>r</mi>
              </mrow>
              <mi mathvariant="italic">の場合</mi>
              <mi>、</mi>
              <mi mathvariant="italic">v1は</mi>
              <mi>、</mi>
              <mi mathvariant="italic">円と交差しない</mi>
            </mrow>
          </mrow>
        </mtd>
      </mtr>
      <mtr>
        <mtd>
          <mrow>
            <mrow>
              <mi>x</mi>
              <mo stretchy="false">=</mo>
              <mrow>
                <mrow>
                  <mo stretchy="false">∣</mo>
                  <mrow>
                    <mi>t</mi>
                  </mrow>
                  <mo stretchy="false">∣</mo>
                </mrow>
                <mo stretchy="false">−</mo>
                <msqrt>
                  <mrow>
                    <mrow>
                      <msup>
                        <mi>r</mi>
                        <mrow>
                          <mn>2</mn>
                        </mrow>
                      </msup>
                      <mo stretchy="false">−</mo>
                      <msup>
                        <mi>s</mi>
                        <mrow>
                          <mn>2</mn>
                        </mrow>
                      </msup>
                    </mrow>
                  </mrow>
                </msqrt>
              </mrow>
            </mrow>
          </mrow>
        </mtd>
      </mtr>
      <mtr>
        <mtd>
          <mrow>
            <mrow>
              <mi mathvariant="italic">ただし</mi>
              <mi>、</mi>
              <mrow>
                <mi>x</mi>
                <mo stretchy="false">&lt;</mo>
                <mn>0</mn>
              </mrow>
              <mi mathvariant="italic">の場合</mi>
              <mi>、</mi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i>は</mi>
              <mi>、</mi>
              <mi mathvariant="italic">円の内部</mi>
            </mrow>
          </mrow>
        </mtd>
      </mtr>
      <mtr>
        <mtd/>
      </mtr>
      <mtr>
        <mtd>
          <mrow>
            <mrow>
              <mover accent="true">
                <mi>a</mi>
                <mo stretchy="false">⃗</mo>
              </mover>
              <mo stretchy="false">+</mo>
              <mi>t</mi>
            </mrow>
            <mrow>
              <mover accent="true">
                <mrow>
                  <msub>
                    <mi>v</mi>
                    <mrow>
                      <mn>1</mn>
                    </mrow>
                  </msub>
                </mrow>
                <mo stretchy="false">⃗</mo>
              </mover>
              <mo stretchy="false">=</mo>
              <mrow>
                <mover accent="true">
                  <mi>c</mi>
                  <mo stretchy="false">⃗</mo>
                </mover>
                <mo stretchy="false">+</mo>
                <mi>s</mi>
              </mrow>
            </mrow>
            <mover accent="true">
              <mrow>
                <msub>
                  <mi>v</mi>
                  <mrow>
                    <mn>2</mn>
                  </mrow>
                </msub>
              </mrow>
              <mo stretchy="false">⃗</mo>
            </mover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i>a</mi>
                        </mrow>
                      </mtd>
                    </mtr>
                    <mtr>
                      <mtd>
                        <mrow>
                          <mi>b</mi>
                        </mrow>
                      </mtd>
                    </mtr>
                  </mtable>
                </mrow>
              </mfenced>
              <mo stretchy="false">+</mo>
              <mi>t</mi>
            </mrow>
            <mrow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row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</mn>
                            </mrow>
                          </msub>
                        </mrow>
                      </mtd>
                    </mtr>
                  </mtable>
                </mrow>
              </mfenced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>c</mi>
                          </mrow>
                        </mtd>
                      </mtr>
                      <mtr>
                        <mtd>
                          <mrow>
                            <mi>d</mi>
                          </mrow>
                        </mtd>
                      </mtr>
                    </mtable>
                  </mrow>
                </mfenced>
                <mo stretchy="false">+</mo>
                <mi>s</mi>
              </mrow>
            </mrow>
            <mfenced open="(" close=")">
              <mrow>
                <mtable>
                  <mtr>
                    <mtd>
                      <mrow>
                        <msub>
                          <mi>x</mi>
                          <mrow>
                            <mn>2</mn>
                          </mrow>
                        </msub>
                      </mrow>
                    </mtd>
                  </mtr>
                  <mtr>
                    <mtd>
                      <mrow>
                        <msub>
                          <mi>y</mi>
                          <mrow>
                            <mn>2</mn>
                          </mrow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row>
              <mi mathvariant="italic">ここで</mi>
              <mi>、</mi>
              <mover accent="true">
                <msub>
                  <mi>v</mi>
                  <mrow>
                    <mn>1</mn>
                  </mrow>
                </msub>
                <mo stretchy="false">⃗</mo>
              </mover>
              <mi mathvariant="italic">とvec</mi>
              <msub>
                <mi>v</mi>
                <mrow>
                  <mn>2</mn>
                </mrow>
              </msub>
              <mi>は</mi>
              <mi>、</mi>
              <mi mathvariant="italic">直行する関係にあるので</mi>
              <mi>、</mi>
            </mrow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row>
                              <mn>2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2</mn>
                            </mrow>
                          </msub>
                        </mrow>
                      </mtd>
                    </mtr>
                  </mtable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y</mi>
                              <mrow>
                                <mn>1</mn>
                              </mrow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x</mi>
                            <mrow>
                              <mn>1</mn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i mathvariant="italic">である</mi>
              <mi>。</mi>
              <mi mathvariant="italic">よって</mi>
              <mi>、</mi>
            </mrow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i>a</mi>
                        </mrow>
                      </mtd>
                    </mtr>
                    <mtr>
                      <mtd>
                        <mrow>
                          <mi>b</mi>
                        </mrow>
                      </mtd>
                    </mtr>
                  </mtable>
                </mrow>
              </mfenced>
              <mo stretchy="false">+</mo>
              <mi>t</mi>
            </mrow>
            <mrow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row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</mn>
                            </mrow>
                          </msub>
                        </mrow>
                      </mtd>
                    </mtr>
                  </mtable>
                </mrow>
              </mfenced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>c</mi>
                          </mrow>
                        </mtd>
                      </mtr>
                      <mtr>
                        <mtd>
                          <mrow>
                            <mi>d</mi>
                          </mrow>
                        </mtd>
                      </mtr>
                    </mtable>
                  </mrow>
                </mfenced>
                <mo stretchy="false">+</mo>
                <mi>s</mi>
              </mrow>
            </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sub>
                            <mi>y</mi>
                            <mrow>
                              <mn>1</mn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sub>
                          <mi>x</mi>
                          <mrow>
                            <mn>1</mn>
                          </mrow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fenced open="(" close=")">
              <mrow>
                <mtable>
                  <mtr>
                    <mtd>
                      <mrow>
                        <msub>
                          <mi>x</mi>
                          <mrow>
                            <mn>1</mn>
                          </mrow>
                        </msub>
                      </mrow>
                    </mtd>
                  </mtr>
                  <mtr>
                    <mtd>
                      <mrow>
                        <msub>
                          <mi>y</mi>
                          <mrow>
                            <mn>1</mn>
                          </mrow>
                        </msub>
                      </mrow>
                    </mtd>
                  </mtr>
                </mtable>
                <mtable>
                  <mtr>
                    <mtd>
                      <mrow>
                        <msub>
                          <mi>y</mi>
                          <mrow>
                            <mn>1</mn>
                          </mrow>
                        </msub>
                      </mrow>
                    </mtd>
                  </mtr>
                  <mtr>
                    <mtd>
                      <mrow>
                        <mrow>
                          <mo stretchy="false">−</mo>
                          <msub>
                            <mi>x</mi>
                            <mrow>
                              <mn>1</mn>
                            </mrow>
                          </msub>
                        </mrow>
                      </mrow>
                    </mtd>
                  </mtr>
                </mtable>
              </mrow>
            </mfenced>
            <mrow>
              <mfenced open="(" close=")">
                <mrow>
                  <mtable>
                    <mtr>
                      <mtd>
                        <mrow>
                          <mi>t</mi>
                        </mrow>
                      </mtd>
                    </mtr>
                    <mtr>
                      <mtd>
                        <mrow>
                          <mi>s</mi>
                        </mrow>
                      </mtd>
                    </mtr>
                  </mtable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row>
                            <mi>c</mi>
                            <mo stretchy="false">−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row>
                            <mi>d</mi>
                            <mo stretchy="false">−</mo>
                            <mi>b</mi>
                          </mrow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i>t</mi>
                        </mrow>
                      </mtd>
                    </mtr>
                    <mtr>
                      <mtd>
                        <mrow>
                          <mi>s</mi>
                        </mrow>
                      </mtd>
                    </mtr>
                  </mtable>
                </mrow>
              </mfenced>
              <mo stretchy="false">=</mo>
              <msup>
                <mfenced open="(" close=")">
                  <mrow>
                    <mtable>
                      <mtr>
                        <mtd>
                          <mrow>
                            <msub>
                              <mi>x</mi>
                              <mrow>
                                <mn>1</mn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</mrow>
                        </mtd>
                      </mtr>
                    </mtable>
                    <mtable>
                      <mtr>
                        <mtd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b>
                                <mi>x</mi>
                                <mrow>
                                  <mn>1</mn>
                                </mrow>
                              </msub>
                            </mrow>
                          </mrow>
                        </mtd>
                      </mtr>
                    </mtable>
                  </mrow>
                </mfenced>
                <mrow>
                  <mrow>
                    <mo stretchy="false">−</mo>
                    <mn>1</mn>
                  </mrow>
                </mrow>
              </msup>
            </mrow>
            <mfenced open="(" close=")">
              <mrow>
                <mtable>
                  <mtr>
                    <mtd>
                      <mrow>
                        <mrow>
                          <mi>c</mi>
                          <mo stretchy="false">−</mo>
                          <mi>a</mi>
                        </mrow>
                      </mrow>
                    </mtd>
                  </mtr>
                  <mtr>
                    <mtd>
                      <mrow>
                        <mrow>
                          <mi>d</mi>
                          <mo stretchy="false">−</mo>
                          <mi>b</mi>
                        </mrow>
                      </mrow>
                    </mtd>
                  </mtr>
                </mtable>
              </mrow>
            </mfenced>
          </mrow>
        </mtd>
      </mtr>
      <mtr>
        <mtd>
          <mrow>
            <mrow>
              <mrow>
                <mi>t</mi>
                <mo stretchy="false">&lt;</mo>
                <mn>0</mn>
              </mrow>
              <mi mathvariant="italic">の場合</mi>
              <mi>、</mi>
              <mi mathvariant="italic">v1</mi>
              <mi mathvariant="italic">とは逆方向に交差点がある</mi>
              <mi>。</mi>
            </mrow>
          </mrow>
        </mtd>
      </mtr>
      <mtr>
        <mtd>
          <mrow>
            <mrow>
              <mrow>
                <mrow>
                  <mo stretchy="false">∣</mo>
                  <mrow>
                    <mi>s</mi>
                  </mrow>
                  <mo stretchy="false">∣</mo>
                </mrow>
                <mo stretchy="false">&gt;</mo>
                <mi>r</mi>
              </mrow>
              <mi mathvariant="italic">の場合</mi>
              <mi>、</mi>
              <mi mathvariant="italic">円の外側に交差点がある</mi>
              <mi>。</mi>
            </mrow>
          </mrow>
        </mtd>
      </mtr>
      <mtr>
        <mtd>
          <mrow>
            <mrow>
              <mi mathvariant="italic">逆行列は必ず交差するベクトルでから構成されるので</mi>
              <mi>、</mi>
            </mrow>
          </mrow>
        </mtd>
      </mtr>
      <mtr>
        <mtd>
          <mrow>
            <mrow>
              <mrow>
                <mi mathvariant="italic">逆行列が存在しない</mi>
                <mo stretchy="false">=</mo>
                <mi mathvariant="italic">平行線を考慮する必要はない</mi>
              </mrow>
            </mrow>
          </mrow>
        </mtd>
      </mtr>
    </mtable>
    <annotation encoding="StarMath 5.0">r^{2}=s^{2}+(t-x)^{2}newline 

t-x = sqrt{r^{2}-s^{2}}newline 
alignl {ただし、 lline s rline &gt;r の場合、v1は、円と交差しない} newline 

x=lline t rline - sqrt{r^{2}-s^{2}}newline 
alignl {ただし、 x&lt;0 の場合、(a,b)は、円の内部} newline 
newline 
vec a + t vec {v_{1}}= vec c + s vec {v_{2}} newline 
left ( binom{a}{b}  right ) + t left ( binom{x_{1}}{y_{1}}  right ) = left ( binom{c}{d}  right ) + s left ( binom{x_{2}}{y_{2}}  right ) newline  
alignl { ここで、vec v_{1}とvec v_{2}は、直行する関係にあるので、}newline 
 left ( binom{x_{2}}{y_{2}}  right ) = left ( binom{-y_{1}}{x_{1}}  right )newline 
alignl { である。よって、}newline 
 left ( binom{a}{b}  right ) + t left ( binom{x_{1}}{y_{1}}  right ) = left ( binom{c}{d}  right ) + s left ( binom{-y_{1}}{x_{1}}  right )newline 
 left ( binom{x_{1}}{y_{1}} binom{y_{1}}{-x_{1}}   right ) left ( binom{t}{s}  right )= left ( binom{c-a}{d-b}  right )newline 
left ( binom{t}{s}  right )= left ( binom{x_{1}}{y_{1}} binom{y_{1}}{-x_{1}}   right ) ^{-1} left ( binom{c-a}{d-b}  right )newline 
alignl { t&lt;0 の場合、 v1 とは逆方向に交差点がある。}newline 
alignl { lline s rline &gt; r の場合、円の外側に交差点がある。}newline 
alignl {逆行列は必ず交差するベクトルでから構成されるので、}newline 
alignl {逆行列が存在しない=平行線を考慮する必要はない}   newline 

 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i>r</mi>
                <mrow>
                  <mn>2</mn>
                </mrow>
              </msup>
              <mo stretchy="false">=</mo>
              <mrow>
                <msup>
                  <mi>s</mi>
                  <mrow>
                    <mn>2</mn>
                  </mrow>
                </msup>
                <mo stretchy="false">+</mo>
                <msup>
                  <mi>y</mi>
                  <mrow>
                    <mn>2</mn>
                  </mrow>
                </msup>
              </mrow>
            </mrow>
          </mrow>
        </mtd>
      </mtr>
      <mtr>
        <mtd>
          <mrow>
            <mrow>
              <mi>y</mi>
              <mo stretchy="false">=</mo>
              <msqrt>
                <mrow>
                  <mrow>
                    <msup>
                      <mi>r</mi>
                      <mrow>
                        <mn>2</mn>
                      </mrow>
                    </msup>
                    <mo stretchy="false">−</mo>
                    <msup>
                      <mi>s</mi>
                      <mrow>
                        <mn>2</mn>
                      </mrow>
                    </msup>
                  </mrow>
                </mrow>
              </msqrt>
            </mrow>
          </mrow>
        </mtd>
      </mtr>
      <mtr>
        <mtd>
          <mrow>
            <mrow>
              <mi mathvariant="italic">ただし</mi>
              <mi>、</mi>
              <mrow>
                <mi>s</mi>
                <mo stretchy="false">&gt;</mo>
                <mi>r</mi>
              </mrow>
              <mi mathvariant="italic">の場合</mi>
              <mi>、</mi>
              <mi mathvariant="italic">始点は円の外</mi>
            </mrow>
          </mrow>
        </mtd>
      </mtr>
      <mtr>
        <mtd>
          <mrow>
            <mrow>
              <mi mathvariant="italic">tが正で</mi>
              <mi>、</mi>
              <mrow>
                <mi>y</mi>
                <mo stretchy="false">&gt;</mo>
                <mi>t</mi>
              </mrow>
              <mi mathvariant="italic">の場合</mi>
              <mi>、</mi>
              <mi mathvariant="italic">始点は円の中</mi>
              <mi>。</mi>
              <mi mathvariant="italic">距離xは</mi>
              <mi>、</mi>
              <mrow>
                <mi>x</mi>
                <mo stretchy="false">=</mo>
                <mrow>
                  <mi>y</mi>
                  <mo stretchy="false">+</mo>
                  <mi>t</mi>
                </mrow>
              </mrow>
            </mrow>
          </mrow>
        </mtd>
      </mtr>
      <mtr>
        <mtd>
          <mrow>
            <mrow>
              <mi mathvariant="italic">tが負で</mi>
              <mi>、</mi>
              <mrow>
                <mi>y</mi>
                <mo stretchy="false">&gt;</mo>
                <mrow>
                  <mo stretchy="false">−</mo>
                  <mi>t</mi>
                </mrow>
              </mrow>
              <mi mathvariant="italic">の場合</mi>
              <mi>、</mi>
              <mi mathvariant="italic">始点は円の中</mi>
              <mi>。</mi>
              <mi mathvariant="italic">距離xは</mi>
              <mi>、</mi>
              <mrow>
                <mi>x</mi>
                <mo stretchy="false">=</mo>
                <mrow>
                  <mi>y</mi>
                  <mo stretchy="false">+</mo>
                  <mi>t</mi>
                </mrow>
              </mrow>
            </mrow>
          </mrow>
        </mtd>
      </mtr>
      <mtr>
        <mtd/>
      </mtr>
      <mtr>
        <mtd>
          <mrow>
            <mrow>
              <mover accent="true">
                <mi>a</mi>
                <mo stretchy="false">⃗</mo>
              </mover>
              <mo stretchy="false">+</mo>
              <mi>t</mi>
            </mrow>
            <mrow>
              <mover accent="true">
                <mrow>
                  <msub>
                    <mi>v</mi>
                    <mrow>
                      <mn>1</mn>
                    </mrow>
                  </msub>
                </mrow>
                <mo stretchy="false">⃗</mo>
              </mover>
              <mo stretchy="false">=</mo>
              <mrow>
                <mover accent="true">
                  <mi>c</mi>
                  <mo stretchy="false">⃗</mo>
                </mover>
                <mo stretchy="false">+</mo>
                <mi>s</mi>
              </mrow>
            </mrow>
            <mover accent="true">
              <mrow>
                <msub>
                  <mi>v</mi>
                  <mrow>
                    <mn>2</mn>
                  </mrow>
                </msub>
              </mrow>
              <mo stretchy="false">⃗</mo>
            </mover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i>a</mi>
                        </mrow>
                      </mtd>
                    </mtr>
                    <mtr>
                      <mtd>
                        <mrow>
                          <mi>b</mi>
                        </mrow>
                      </mtd>
                    </mtr>
                  </mtable>
                </mrow>
              </mfenced>
              <mo stretchy="false">+</mo>
              <mi>t</mi>
            </mrow>
            <mrow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row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</mn>
                            </mrow>
                          </msub>
                        </mrow>
                      </mtd>
                    </mtr>
                  </mtable>
                </mrow>
              </mfenced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>c</mi>
                          </mrow>
                        </mtd>
                      </mtr>
                      <mtr>
                        <mtd>
                          <mrow>
                            <mi>d</mi>
                          </mrow>
                        </mtd>
                      </mtr>
                    </mtable>
                  </mrow>
                </mfenced>
                <mo stretchy="false">+</mo>
                <mi>s</mi>
              </mrow>
            </mrow>
            <mfenced open="(" close=")">
              <mrow>
                <mtable>
                  <mtr>
                    <mtd>
                      <mrow>
                        <msub>
                          <mi>x</mi>
                          <mrow>
                            <mn>2</mn>
                          </mrow>
                        </msub>
                      </mrow>
                    </mtd>
                  </mtr>
                  <mtr>
                    <mtd>
                      <mrow>
                        <msub>
                          <mi>y</mi>
                          <mrow>
                            <mn>2</mn>
                          </mrow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row>
              <mi mathvariant="italic">ここで</mi>
              <mi>、</mi>
              <mover accent="true">
                <msub>
                  <mi>v</mi>
                  <mrow>
                    <mn>1</mn>
                  </mrow>
                </msub>
                <mo stretchy="false">⃗</mo>
              </mover>
              <mi mathvariant="italic">とvec</mi>
              <msub>
                <mi>v</mi>
                <mrow>
                  <mn>2</mn>
                </mrow>
              </msub>
              <mi>は</mi>
              <mi>、</mi>
              <mi mathvariant="italic">直行する関係にあるので</mi>
              <mi>、</mi>
            </mrow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row>
                              <mn>2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2</mn>
                            </mrow>
                          </msub>
                        </mrow>
                      </mtd>
                    </mtr>
                  </mtable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y</mi>
                              <mrow>
                                <mn>1</mn>
                              </mrow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x</mi>
                            <mrow>
                              <mn>1</mn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i mathvariant="italic">である</mi>
              <mi>。</mi>
              <mi mathvariant="italic">よって</mi>
              <mi>、</mi>
            </mrow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i>a</mi>
                        </mrow>
                      </mtd>
                    </mtr>
                    <mtr>
                      <mtd>
                        <mrow>
                          <mi>b</mi>
                        </mrow>
                      </mtd>
                    </mtr>
                  </mtable>
                </mrow>
              </mfenced>
              <mo stretchy="false">+</mo>
              <mi>t</mi>
            </mrow>
            <mrow>
              <mfenced open="(" close=")">
                <mrow>
                  <mtable>
                    <mtr>
                      <mtd>
                        <mrow>
                          <msub>
                            <mi>x</mi>
                            <mrow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</mn>
                            </mrow>
                          </msub>
                        </mrow>
                      </mtd>
                    </mtr>
                  </mtable>
                </mrow>
              </mfenced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>c</mi>
                          </mrow>
                        </mtd>
                      </mtr>
                      <mtr>
                        <mtd>
                          <mrow>
                            <mi>d</mi>
                          </mrow>
                        </mtd>
                      </mtr>
                    </mtable>
                  </mrow>
                </mfenced>
                <mo stretchy="false">+</mo>
                <mi>s</mi>
              </mrow>
            </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sub>
                            <mi>y</mi>
                            <mrow>
                              <mn>1</mn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sub>
                          <mi>x</mi>
                          <mrow>
                            <mn>1</mn>
                          </mrow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fenced open="(" close=")">
              <mrow>
                <mtable>
                  <mtr>
                    <mtd>
                      <mrow>
                        <msub>
                          <mi>x</mi>
                          <mrow>
                            <mn>1</mn>
                          </mrow>
                        </msub>
                      </mrow>
                    </mtd>
                  </mtr>
                  <mtr>
                    <mtd>
                      <mrow>
                        <msub>
                          <mi>y</mi>
                          <mrow>
                            <mn>1</mn>
                          </mrow>
                        </msub>
                      </mrow>
                    </mtd>
                  </mtr>
                </mtable>
                <mtable>
                  <mtr>
                    <mtd>
                      <mrow>
                        <msub>
                          <mi>y</mi>
                          <mrow>
                            <mn>1</mn>
                          </mrow>
                        </msub>
                      </mrow>
                    </mtd>
                  </mtr>
                  <mtr>
                    <mtd>
                      <mrow>
                        <mrow>
                          <mo stretchy="false">−</mo>
                          <msub>
                            <mi>x</mi>
                            <mrow>
                              <mn>1</mn>
                            </mrow>
                          </msub>
                        </mrow>
                      </mrow>
                    </mtd>
                  </mtr>
                </mtable>
              </mrow>
            </mfenced>
            <mrow>
              <mfenced open="(" close=")">
                <mrow>
                  <mtable>
                    <mtr>
                      <mtd>
                        <mrow>
                          <mi>t</mi>
                        </mrow>
                      </mtd>
                    </mtr>
                    <mtr>
                      <mtd>
                        <mrow>
                          <mi>s</mi>
                        </mrow>
                      </mtd>
                    </mtr>
                  </mtable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row>
                            <mi>c</mi>
                            <mo stretchy="false">−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row>
                            <mi>d</mi>
                            <mo stretchy="false">−</mo>
                            <mi>b</mi>
                          </mrow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i>t</mi>
                        </mrow>
                      </mtd>
                    </mtr>
                    <mtr>
                      <mtd>
                        <mrow>
                          <mi>s</mi>
                        </mrow>
                      </mtd>
                    </mtr>
                  </mtable>
                </mrow>
              </mfenced>
              <mo stretchy="false">=</mo>
              <msup>
                <mfenced open="(" close=")">
                  <mrow>
                    <mtable>
                      <mtr>
                        <mtd>
                          <mrow>
                            <msub>
                              <mi>x</mi>
                              <mrow>
                                <mn>1</mn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</mrow>
                        </mtd>
                      </mtr>
                    </mtable>
                    <mtable>
                      <mtr>
                        <mtd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b>
                                <mi>x</mi>
                                <mrow>
                                  <mn>1</mn>
                                </mrow>
                              </msub>
                            </mrow>
                          </mrow>
                        </mtd>
                      </mtr>
                    </mtable>
                  </mrow>
                </mfenced>
                <mrow>
                  <mrow>
                    <mo stretchy="false">−</mo>
                    <mn>1</mn>
                  </mrow>
                </mrow>
              </msup>
            </mrow>
            <mfenced open="(" close=")">
              <mrow>
                <mtable>
                  <mtr>
                    <mtd>
                      <mrow>
                        <mrow>
                          <mi>c</mi>
                          <mo stretchy="false">−</mo>
                          <mi>a</mi>
                        </mrow>
                      </mrow>
                    </mtd>
                  </mtr>
                  <mtr>
                    <mtd>
                      <mrow>
                        <mrow>
                          <mi>d</mi>
                          <mo stretchy="false">−</mo>
                          <mi>b</mi>
                        </mrow>
                      </mrow>
                    </mtd>
                  </mtr>
                </mtable>
              </mrow>
            </mfenced>
          </mrow>
        </mtd>
      </mtr>
      <mtr>
        <mtd>
          <mrow>
            <mrow>
              <mrow>
                <mi>t</mi>
                <mo stretchy="false">&lt;</mo>
                <mn>0</mn>
              </mrow>
              <mi mathvariant="italic">の場合</mi>
              <mi>、</mi>
              <mi mathvariant="italic">v1</mi>
              <mi mathvariant="italic">とは逆方向に交差点がある</mi>
              <mi>。</mi>
            </mrow>
          </mrow>
        </mtd>
      </mtr>
      <mtr>
        <mtd>
          <mrow>
            <mrow>
              <mrow>
                <mrow>
                  <mo stretchy="false">∣</mo>
                  <mrow>
                    <mi>s</mi>
                  </mrow>
                  <mo stretchy="false">∣</mo>
                </mrow>
                <mo stretchy="false">&gt;</mo>
                <mi>r</mi>
              </mrow>
              <mi mathvariant="italic">の場合</mi>
              <mi>、</mi>
              <mi mathvariant="italic">円の外側に交差点がある</mi>
              <mi>。</mi>
            </mrow>
          </mrow>
        </mtd>
      </mtr>
      <mtr>
        <mtd>
          <mrow>
            <mrow>
              <mi mathvariant="italic">逆行列は必ず交差するベクトルでから構成されるので</mi>
              <mi>、</mi>
            </mrow>
          </mrow>
        </mtd>
      </mtr>
      <mtr>
        <mtd>
          <mrow>
            <mrow>
              <mrow>
                <mi mathvariant="italic">逆行列が存在しない</mi>
                <mo stretchy="false">=</mo>
                <mi mathvariant="italic">平行線を考慮する必要はない</mi>
              </mrow>
            </mrow>
          </mrow>
        </mtd>
      </mtr>
    </mtable>
    <annotation encoding="StarMath 5.0">r^{2}=s^{2}+y^{2}newline 

y = sqrt{r^{2}-s^{2}}newline 
alignl {ただし、 s&gt;r の場合、始点は円の外} newline 
alignl { tが正で、 y&gt;t の場合、始点は円の中。距離xは、 x= y+t} newline 
alignl { tが負で、 y&gt;-t の場合、始点は円の中。距離xは、 x=y+t} newline 

newline 
vec a + t vec {v_{1}}= vec c + s vec {v_{2}} newline 
left ( binom{a}{b}  right ) + t left ( binom{x_{1}}{y_{1}}  right ) = left ( binom{c}{d}  right ) + s left ( binom{x_{2}}{y_{2}}  right ) newline  
alignl { ここで、vec v_{1}とvec v_{2}は、直行する関係にあるので、}newline 
 left ( binom{x_{2}}{y_{2}}  right ) = left ( binom{-y_{1}}{x_{1}}  right )newline 
alignl { である。よって、}newline 
 left ( binom{a}{b}  right ) + t left ( binom{x_{1}}{y_{1}}  right ) = left ( binom{c}{d}  right ) + s left ( binom{-y_{1}}{x_{1}}  right )newline 
 left ( binom{x_{1}}{y_{1}} binom{y_{1}}{-x_{1}}   right ) left ( binom{t}{s}  right )= left ( binom{c-a}{d-b}  right )newline 
left ( binom{t}{s}  right )= left ( binom{x_{1}}{y_{1}} binom{y_{1}}{-x_{1}}   right ) ^{-1} left ( binom{c-a}{d-b}  right )newline 
alignl { t&lt;0 の場合、 v1 とは逆方向に交差点がある。}newline 
alignl { lline s rline &gt; r の場合、円の外側に交差点がある。}newline 
alignl {逆行列は必ず交差するベクトルでから構成されるので、}newline 
alignl {逆行列が存在しない=平行線を考慮する必要はない}   newline 

 </annotation>
  </semantics>
</math>
</file>